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5in" style:rel-column-width="13463*"/>
    </style:style>
    <style:style style:name="Table2.B" style:family="table-column">
      <style:table-column-properties style:column-width="5.3181in" style:rel-column-width="52072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1b45b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84249" officeooo:paragraph-rsid="001b45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184249"/>
    </style:style>
    <style:style style:name="P19" style:family="paragraph" style:parent-style-name="Table_20_Contents">
      <style:paragraph-properties fo:text-align="start" style:justify-single-word="false"/>
      <style:text-properties officeooo:paragraph-rsid="00194d3b"/>
    </style:style>
    <style:style style:name="P20" style:family="paragraph" style:parent-style-name="Table_20_Contents">
      <style:paragraph-properties fo:text-align="start" style:justify-single-word="false"/>
      <style:text-properties officeooo:paragraph-rsid="001b45bb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th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6">Stephanie Solt</text:p>
          </table:table-cell>
        </table:table-row>
        <table:table-row>
          <table:table-cell table:style-name="Table1.A2" office:value-type="string">
            <text:p text:style-name="P7">11:00 – 11:20 CES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16">Fereshteh Modarresi <text:span text:style-name="T4">and</text:span> Manfred Krifka <text:span text:style-name="T4">(ZAS)</text:span></text:p>
            <text:p text:style-name="P16"/>
            <text:p text:style-name="P13">Homogeneity, Negation, and Neglect Zero</text:p>
            <text:p text:style-name="P16">Giorgio Sbardolini <text:span text:style-name="T4">(MCMP, Ludwig Maximilan University)</text:span></text:p>
          </table:table-cell>
        </table:table-row>
        <table:table-row>
          <table:table-cell table:style-name="Table1.A2" office:value-type="string">
            <text:p text:style-name="P7">12:40 – 14:00 CES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2">Homogeneity effects are motivated by communicative efficiency</text:p>
            <text:p text:style-name="P15">Omri Amiraz <text:span text:style-name="T4">(HUJI)</text:span></text:p>
            <text:p text:style-name="P15"/>
            <text:p text:style-name="P12">Effect of time pressure on the availability of non-maximal judgments for sentences with plural definites</text:p>
            <text:p text:style-name="P20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</text:span></text:p>
            <text:p text:style-name="P15"/>
            <text:p text:style-name="P12">Focus and non-maximality in out-of-the-blue contexts</text:p>
            <text:p text:style-name="P15">Omar Agha <text:span text:style-name="T4">(NYU)</text:span></text:p>
          </table:table-cell>
        </table:table-row>
        <table:table-row>
          <table:table-cell table:style-name="Table1.A2" office:value-type="string">
            <text:p text:style-name="P7">15:00 – 15:20 CES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An experimental investigation of implicature and homogeneity approaches to free choice</text:p>
            <text:p text:style-name="P18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</text:span></text:p>
            <text:p text:style-name="P15"/>
            <text:p text:style-name="P12">Homogeneity as presuppositional exhaustification</text:p>
            <text:p text:style-name="P15">Jad Wehbe <text:span text:style-name="T4">(MIT) </text:span>and Janek Guerrini <text:span text:style-name="T4">(ENS/PSL)</text:span></text:p>
          </table:table-cell>
        </table:table-row>
        <table:table-row>
          <table:table-cell table:style-name="Table1.A2" office:value-type="string">
            <text:p text:style-name="P7">16:40 – 17:00 CES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8:0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4">Homogeneity in sentences with plural definites: rethinking non-maximal readings</text:p>
            <text:p text:style-name="P5">Flavia Nährlich<text:span text:style-name="T2"> </text:span><text:span text:style-name="T3">(University of Groningen)</text:span></text:p>
            <text:p text:style-name="P4"/>
            <text:p text:style-name="P14">Primitive granularities and the context-dependence of partial/total adjectives</text:p>
            <text:p text:style-name="P19"><text:span text:style-name="T1">Charlie Siu </text:span><text:span text:style-name="T4">(</text:span>Sun Yat-sen University<text:span text:style-name="T4">)</text:span></text:p>
            <text:p text:style-name="P4"/>
            <text:p text:style-name="P14">Gappy anaphoric conditions and trivalence of pronouns</text:p>
            <text:p text:style-name="P4">Takanobu Nakamura <text:span text:style-name="T4">(University of Amsterdam)</text:span></text:p>
          </table:table-cell>
        </table:table-row>
      </table:table>
      <text:p text:style-name="DayHeading"><text:soft-page-break/>Thursday, July 20th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10:00 – 11:00 CEST</text:p>
          </table:table-cell>
          <table:table-cell table:style-name="Table2.B1" office:value-type="string">
            <text:p text:style-name="P6">Invited talk</text:p>
            <text:p text:style-name="P6">Yasutada Sudo <text:span text:style-name="T4">(UCL) </text:span>and Jacopo Romoli <text:span text:style-name="T3">(</text:span>Heinrich-Heine-Universität Düsseldorf<text:span text:style-name="T4">)</text:span></text:p>
          </table:table-cell>
        </table:table-row>
        <table:table-row>
          <table:table-cell table:style-name="Table2.A2" office:value-type="string">
            <text:p text:style-name="P8">11:00 – 11:20 CEST</text:p>
          </table:table-cell>
          <table:table-cell table:style-name="Table2.B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ST</text:p>
          </table:table-cell>
          <table:table-cell table:style-name="Table2.B2" office:value-type="string">
            <text:p text:style-name="P1">Talk session <text:span text:style-name="T7">3</text:span></text:p>
            <text:p text:style-name="P13">Putting bare plurals into context</text:p>
            <text:p text:style-name="P16">Yizhen Jiang and Yasutada Sudo <text:span text:style-name="T4">(UCL)</text:span></text:p>
            <text:p text:style-name="P16"/>
            <text:p text:style-name="P13">Sources of homogeneity in kind predication</text:p>
            <text:p text:style-name="P16">Janek Guerrini <text:span text:style-name="T4">(ENS/PSL)</text:span></text:p>
          </table:table-cell>
        </table:table-row>
        <table:table-row>
          <table:table-cell table:style-name="Table2.A2" office:value-type="string">
            <text:p text:style-name="P8">12:40 – 14:00 CEST</text:p>
          </table:table-cell>
          <table:table-cell table:style-name="Table2.B2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ST</text:p>
          </table:table-cell>
          <table:table-cell table:style-name="Table2.B2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0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</text:span></text:p>
            <text:p text:style-name="P16"/>
            <text:p text:style-name="P13">Can Dou Collapse Homogeneity?<text:tab/></text:p>
            <text:p text:style-name="P16">Zeqi Zhao <text:span text:style-name="T4">(University of G</text:span><text:span text:style-name="T5">öttingen)</text:span></text:p>
            <text:p text:style-name="P16"/>
            <text:p text:style-name="P13">Non-Maximality with an Updated Cover</text:p>
            <text:p text:style-name="P16">Jia Ren <text:span text:style-name="T4">(UMass Amherst)</text:span></text:p>
          </table:table-cell>
        </table:table-row>
        <table:table-row>
          <table:table-cell table:style-name="Table2.A2" office:value-type="string">
            <text:p text:style-name="P8">15:00 – 15:20 CEST</text:p>
          </table:table-cell>
          <table:table-cell table:style-name="Table2.B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ST</text:p>
          </table:table-cell>
          <table:table-cell table:style-name="Table2.B7" office:value-type="string">
            <text:p text:style-name="P1">Talk session <text:span text:style-name="T1">4</text:span></text:p>
            <text:p text:style-name="P13">Counterfactuals (not) under discussion</text:p>
            <text:p text:style-name="P17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</text:span></text:p>
            <text:p text:style-name="P16"/>
            <text:p text:style-name="P13">Non-maximality without part-quantification</text:p>
            <text:p text:style-name="P16">Mathieu Paillé <text:span text:style-name="T6">(University of Calgary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6-26T17:29:16.871092474</dc:date>
    <meta:editing-duration>PT3M34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2" meta:paragraph-count="70" meta:word-count="347" meta:character-count="2616" meta:non-whitespace-character-count="2322"/>
  </office:meta>
</office:document-meta>
</file>